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color="#000000" style:font-name="Menlo-Regular" fo:font-size="10pt" style:font-name-asian="Menlo-Regular" style:font-size-asian="10pt" style:font-name-complex="Menlo-Regular" style:font-size-complex="10pt"/>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4" style:family="paragraph" style:parent-style-name="Heading">
      <style:paragraph-properties fo:line-height="0.499cm" fo:text-align="center" style:justify-single-word="false"/>
      <style:text-properties fo:color="#000000" style:font-name="Cambria" fo:language="en" fo:country="U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28"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29" style:family="paragraph" style:parent-style-name="Standard" style:list-style-name="L2">
      <style:text-properties fo:language="en" fo:country="US"/>
    </style:style>
    <style:style style:name="P30" style:family="paragraph" style:parent-style-name="Standard" style:list-style-name="L2">
      <style:text-properties fo:language="en" fo:country="US" fo:font-style="normal" style:font-style-asian="normal" style:font-style-complex="normal"/>
    </style:style>
    <style:style style:name="P31"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list-style-name="L3">
      <style:text-properties fo:language="en" fo:country="US"/>
    </style:style>
    <style:style style:name="P33" style:family="paragraph" style:parent-style-name="Standard" style:list-style-name="L3"/>
    <style:style style:name="P34" style:family="paragraph" style:parent-style-name="Text_20_body" style:list-style-name="L4"/>
    <style:style style:name="P35" style:family="paragraph" style:parent-style-name="Text_20_body" style:list-style-name="L5">
      <style:text-properties fo:font-size="12pt" fo:language="en" fo:country="US" style:font-size-asian="12pt" style:font-size-complex="12pt"/>
    </style:style>
    <style:style style:name="P36" style:family="paragraph" style:parent-style-name="Text_20_body" style:list-style-name="L6">
      <style:text-properties fo:font-size="12pt" fo:language="en" fo:country="US" style:font-size-asian="12pt" style:font-size-complex="12pt"/>
    </style:style>
    <style:style style:name="P37"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38" style:family="paragraph" style:parent-style-name="Text_20_body" style:list-style-name="L7"/>
    <style:style style:name="P39"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0"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1" style:family="paragraph" style:parent-style-name="Text_20_body" style:list-style-name="L7">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42" style:family="paragraph" style:parent-style-name="Text_20_body" style:list-style-name="L7">
      <style:text-properties fo:font-style="normal" style:font-style-asian="normal" style:font-style-complex="normal"/>
    </style:style>
    <style:style style:name="P43"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4" style:family="paragraph" style:parent-style-name="Text_20_body" style:list-style-name="L7">
      <style:paragraph-properties fo:margin-left="0cm" fo:margin-right="0cm" fo:text-indent="-0.635cm" style:auto-text-indent="false"/>
      <style:text-properties fo:color="#000000" style:font-name="Menlo-Regular" fo:font-size="8pt" fo:language="en" fo:country="US" fo:font-style="italic" fo:font-weight="normal" style:font-name-asian="Menlo-Regular" style:font-size-asian="8pt" style:font-style-asian="italic" style:font-weight-asian="normal" style:font-name-complex="Menlo-Regular" style:font-size-complex="8pt" style:font-style-complex="italic" style:font-weight-complex="normal"/>
    </style:style>
    <style:style style:name="P45" style:family="paragraph" style:parent-style-name="Heading_20_2">
      <style:paragraph-properties fo:text-align="justify" style:justify-single-word="false"/>
      <style:text-properties fo:color="#000000" style:font-name="Cambria" fo:language="en" fo:country="US"/>
    </style:style>
    <style:style style:name="P46" style:family="paragraph" style:parent-style-name="Heading_20_2">
      <style:text-properties fo:color="#000000" style:font-name="Cambria" fo:language="en" fo:country="US" fo:font-style="italic" style:font-style-asian="italic" style:font-style-complex="italic"/>
    </style:style>
    <style:style style:name="P47" style:family="paragraph" style:parent-style-name="Heading_20_2">
      <style:text-properties fo:language="en" fo:country="US" fo:font-style="normal" fo:font-weight="bold" style:font-style-asian="normal" style:font-weight-asian="bold" style:font-style-complex="normal" style:font-weight-complex="bold"/>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Liberation Serif1" style:font-name-asian="Menlo-Regular" style:font-name-complex="Menlo-Regular"/>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bold" style:font-weight-asian="bold" style:font-weight-complex="bold"/>
    </style:style>
    <style:style style:name="T24" style:family="text">
      <style:text-properties fo:font-size="11pt" style:font-size-asian="11pt" style:font-size-complex="11pt"/>
    </style:style>
    <style:style style:name="T25"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6" style:family="text">
      <style:text-properties fo:color="#800000" style:text-underline-style="solid" style:text-underline-width="auto" style:text-underline-color="font-color" fo:font-weight="bold" style:font-weight-asian="bold" style:font-weight-complex="bold"/>
    </style:style>
    <style:style style:name="T27" style:family="text">
      <style:text-properties style:font-name="Menlo-Regular" style:font-name-asian="Menlo-Regular" style:font-name-complex="Menlo-Regula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Snp++</text:p>
      <text:p text:style-name="P22">Reference-free detection of SNPs and small indels</text:p>
      <text:p text:style-name="P23">v1.0.0</text:p>
      <text:p text:style-name="P24">User's guide – January 2015</text:p>
      <text:p text:style-name="P2"/>
      <text:p text:style-name="P1"><text:span text:style-name="T10">contact: </text:span><text:span text:style-name="T11">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5">GNU AFFERO GENERAL PUBLIC LICENSE <text:tab/>1</text:p>
          <text:p text:style-name="P25">Publication<text:tab/>1</text:p>
          <text:p text:style-name="P25">discoSnp++ features at a glance<text:tab/>1</text:p>
          <text:p text:style-name="P25">Quick starting<text:tab/>1</text:p>
          <text:p text:style-name="P25">Components<text:tab/>2</text:p>
          <text:p text:style-name="P25">Download and install<text:tab/>2</text:p>
          <text:p text:style-name="P25">Running discoSnp++<text:tab/>2</text:p>
          <text:p text:style-name="P25">Output<text:tab/>3</text:p>
          <text:p text:style-name="P26">Extensions: differences between unitig and contigs (from version 2.1.1.3)<text:tab/>4</text:p>
          <text:p text:style-name="P25">Output Analyze<text:tab/>4</text:p>
        </text:index-body>
      </text:table-of-content>
      <text:h text:style-name="P45" text:outline-level="2"/>
      <text:h text:style-name="P45" text:outline-level="2">GNU AFFERO GENERAL PUBLIC LICENSE </text:h>
      <text:p text:style-name="P3">Copyright INRIA</text:p>
      <text:p text:style-name="P10"/>
      <text:p text:style-name="P17">Read and accept the GNU AFFERO GENERAL PUBLIC LICENSE. See the LICENCE text file. </text:p>
      <text:p text:style-name="P16"/>
      <text:h text:style-name="P45" text:outline-level="2">Publication</text:h>
      <text:p text:style-name="P15">R. Uricaru, G. Rizk, V. Lacroix, E. Quillery, O. Plantard, R. Chikhi, C. Lemaitre, and P. Peterlongo, “Reference-free detection of isolated SNPs.,” Nucleic acids research, vol. 33, pp. 1–11, Dec. 2014.</text:p>
      <text:h text:style-name="P46" text:outline-level="2">discoSnp++ features at a glance</text:h>
      <text:p text:style-name="P14"><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3"><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970745317647746170" text:style-name="L1">
        <text:list-item>
          <text:p text:style-name="P27">Download and uncompress the discoSnp++ </text:p>
        </text:list-item>
        <text:list-item>
          <text:p text:style-name="P27"><text:soft-page-break/>Compile programs: </text:p>
          <text:list>
            <text:list-item>
              <text:p text:style-name="P27">“./compile_discoSnp++.sh”</text:p>
            </text:list-item>
          </text:list>
        </text:list-item>
        <text:list-item>
          <text:p text:style-name="P27">Run the simple example:</text:p>
          <text:list>
            <text:list-item>
              <text:p text:style-name="P27">./run_discoSnp++.sh -r "data_sample/reads_sequence1.fasta.gz data_sample/reads_sequence2.fasta.gz"</text:p>
            </text:list-item>
          </text:list>
        </text:list-item>
      </text:list>
      <text:p text:style-name="P4"><text:span text:style-name="T18"><text:s text:c="3"/></text:span><text:span text:style-name="T14"><text:tab/></text:span></text:p>
      <text:p text:style-name="P6"/>
      <text:p text:style-name="P5"><text:span text:style-name="T18">This creates a fasta file called </text:span><text:span text:style-name="T14">discoRes_k_31_c_4_D_0_P_1_b_0_coherent.fa </text:span><text:span text:style-name="T18">containing</text:span><text:span text:style-name="T13"> </text:span><text:span text:style-name="T18">the found SNPs</text:span><text:span text:style-name="T13">.</text:span></text:p>
      <text:h text:style-name="P46"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2520881647206190264" text:style-name="L2">
        <text:list-item>
          <text:p text:style-name="P29">Uncompress the downloaded package :<text:line-break/> <text:tab/># <text:span text:style-name="T12">tar -xvzf</text:span> DiscoSNP-[Version_number]-Source.tar.gz</text:p>
        </text:list-item>
        <text:list-item>
          <text:p text:style-name="P30">Get into the newly created <text:span text:style-name="T12">discoSnp</text:span> directory:<text:line-break/><text:tab/> # <text:span text:style-name="T12">cd DiscoSNP-[Version_number]-Source</text:span></text:p>
        </text:list-item>
        <text:list-item>
          <text:p text:style-name="P30">Compile all three tools (graph creation, kissnp2, kissreads)</text:p>
        </text:list-item>
      </text:list>
      <text:p text:style-name="P9"><text:tab/><text:tab/># <text:span text:style-name="T12">./compile_discoSnp++.sh</text:span></text:p>
      <text:p text:style-name="P7"/>
      <text:h text:style-name="P47" text:outline-level="2">Running discoSnp++</text:h>
      <text:list xml:id="list607434342015644889" text:style-name="L3">
        <text:list-item>
          <text:p text:style-name="P32"><text:span text:style-name="T17">The main script </text:span><text:span text:style-name="T14">run_discoSnp++.sh</text:span><text:span text:style-name="T17"> automatically runs the two modules (SNP detection and read coverage and quality computations). You will provide the following information:</text:span></text:p>
          <text:list>
            <text:list-item>
              <text:p text:style-name="P31">-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31">-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1">-b branching_strategy: <text:s/>branching filtering approach. This parameters influances the precision recall. </text:p>
              <text:list>
                <text:list-item>
                  <text:p text:style-name="P31">0: SNPs for wich any of the two paths is branching are discarted (high precision, lowers the recal in complex genomes). Default value</text:p>
                </text:list-item>
                <text:list-item>
                  <text:p text:style-name="P31">1: (smart branching) forbid SNPs for wich the two paths are branching (e.g. the two paths can be created either with a 'A' or a 'C' at the same position </text:p>
                </text:list-item>
                <text:list-item>
                  <text:p text:style-name="P28">2: No limitation on branching (lowers the precision, high recall)"</text:p>
                </text:list-item>
              </text:list>
            </text:list-item>
            <text:list-item>
              <text:p text:style-name="P33"><text:span text:style-name="T20">[beta] </text:span>-D value. If specified, discoSnp++ will search for deletions of size from 1 to D included. Default=0</text:p>
            </text:list-item>
            <text:list-item>
              <text:p text:style-name="P33"><text:span text:style-name="T20">[beta] </text:span>-P value. discoSnp++ will search up to P SNPs in a unique bubble. Default=1. </text:p>
            </text:list-item>
            <text:list-item>
              <text:p text:style-name="P31">-p prefix_name: <text:span text:style-name="T6">All out files will start with this prefix. Default="discoRes"</text:span></text:p>
            </text:list-item>
            <text:list-item>
              <text:p text:style-name="P31">-l: accept low complexity bubbles</text:p>
            </text:list-item>
            <text:list-item>
              <text:p text:style-name="P31">-k kmer_size: <text:s/>size of kmers (default: 31)</text:p>
            </text:list-item>
            <text:list-item>
              <text:p text:style-name="P31">-t: extends each polymorphism with left and right unitigs</text:p>
            </text:list-item>
            <text:list-item>
              <text:p text:style-name="P31">-T: extends each polymorphism with left and right contigs</text:p>
            </text:list-item>
            <text:list-item>
              <text:p text:style-name="P31">-c value. Minimal coverage per read set: Used by kissnp2 (don't use kmers with lower coverage) and kissreads (read coherency threshold). Default=4</text:p>
            </text:list-item>
            <text:list-item>
              <text:p text:style-name="P31"><text:soft-page-break/>[beta] -C value. Maximal coverage per read set: Used by kissnp2 (don't use kmers with higher coverage). Default=2^31-1</text:p>
            </text:list-item>
            <text:list-item>
              <text:p text:style-name="P31">-d error_threshold: max number of errors per read (used by kissreads only). <text:line-break/>Default 1</text:p>
            </text:list-item>
            <text:list-item>
              <text:p text:style-name="P31">-h: show help.</text:p>
            </text:list-item>
          </text:list>
        </text:list-item>
        <text:list-item>
          <text:p text:style-name="P32"><text:span text:style-name="T17">Additionally you may change some kissnp2 / kissreads options. In this case you may change the two corresponding lines in the </text:span><text:span text:style-name="T13">run_discoSnp++.sh </text:span><text:span text:style-name="T17">file. To know the possible options, run </text:span><text:span text:style-name="T13">.kissnp2</text:span><text:span text:style-name="T17"> and/or </text:span><text:span text:style-name="T13">kissreads</text:span><text:span text:style-name="T17"> without options. Note that usually, changing these options is not necessary. <text:line-break/></text:span></text:p>
        </text:list-item>
        <text:list-item>
          <text:p text:style-name="P32"><text:span text:style-name="T16">Sample example</text:span><text:span text:style-name="T17">:</text:span></text:p>
          <text:list>
            <text:list-item>
              <text:p text:style-name="P31">You can test discoSnp++ on a toy example containing 3 SNPs. In the discoSnp++ directory, type:</text:p>
            </text:list-item>
          </text:list>
        </text:list-item>
      </text:list>
      <text:p text:style-name="P8"><text:span text:style-name="T24">./run_discoSnp++.sh -r "data_sample/reads_sequence1.fasta data_sample/reads_sequence2.fasta.gz</text:span>"</text:p>
      <text:h text:style-name="P47" text:outline-level="2">Output</text:h>
      <text:list xml:id="list704782049358546794" text:style-name="L4">
        <text:list-item>
          <text:p text:style-name="P34"><text:span text:style-name="T19">Final results are in </text:span><text:span text:style-name="T8">discoRes_k_31_c_4_D_0_P_1_b_0_coherent.fa</text:span><text:span text:style-name="T19"> file. </text:span><text:span text:style-name="T20">This is a simple fasta file composed of a succession of pairs of sequences. Each pair corresponds to a SNP. Let's look at an example :</text:span></text:p>
        </text:list-item>
      </text:list>
      <text:p text:style-name="P19">&gt;SNP_higher_path_3|high|left_unitig_length_86|right_unitig_length_261|left_contig_length_169|right_contig_length_764|C1_0|C2_134|rank_1.00000</text:p>
      <text:p text:style-name="P19">cgtcggaattgctatagcccttgaacgctacatgcacgataccaagttatgtatggaccgggtcatcaataggttatagccttgtagttaacatgtagcccggccctattagtacagtagtgccttcatcggcattctgtttattaagttttttctacagcaaaacgatCAAGTGCACTTCCACAGAGCGCGGTAGAGA<text:span text:style-name="T26">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9">&gt;SNP_lower_path_3|high|left_unitig_length_86|right_unitig_length_261|left_contig_length_169|right_contig_length_764|C1_124|C2_0|rank_1.00000</text:p>
      <text:p text:style-name="P19"><text:span text:style-name="T9">cgtcggaattgctatagcccttgaacgctacatgcacgataccaagttatgtatggaccgggtcatcaataggttatagccttgtagttaacatgtagcccggccctattagtacagtagtgccttcatcggcattctgtttattaagttttttctacagcaaaacgatCAAGTGCACTTCCACAGAGCGCGGTAGAGA</text:span><text:span text:style-name="T25">C</text:span><text:span text:style-name="T9">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8280120244620802684" text:style-name="L5">
        <text:list-item>
          <text:p text:style-name="P35">In this example a SNP G/C is found (underlined here). The central sequence of length 2k-1 (here 2*31-1=61) is seen in upper case, while the two (left and right) extensions are seen in lower case. </text:p>
        </text:list-item>
        <text:list-item>
          <text:p text:style-name="P35">The comments are formatted as follow :</text:p>
        </text:list-item>
      </text:list>
      <text:p text:style-name="P20"><text:tab/>&gt;SNP_<text:span text:style-name="T12">higher/lower_</text:span>path_<text:span text:style-name="T12">id</text:span>|<text:span text:style-name="T12">high/low|left_unitig_length_int|right_unitigtig_length_int|left_contig_length_int|right_contig_length_int</text:span>|C1_<text:span text:style-name="T12">int</text:span>|C2_<text:span text:style-name="T12">int</text:span>|[Q1_<text:span text:style-name="T12">int</text:span>|Q2_<text:span text:style-name="T12">int</text:span>|]rank_<text:span text:style-name="T12">float</text:span></text:p>
      <text:list xml:id="list6063968699419117782" text:style-name="L6">
        <text:list-item>
          <text:p text:style-name="P36"><text:span text:style-name="T12">higher/lower: </text:span><text:span text:style-name="T15">one of the two alleles </text:span></text:p>
        </text:list-item>
        <text:list-item>
          <text:p text:style-name="P36"><text:span text:style-name="T12">id: </text:span><text:span text:style-name="T15">id of the SNP: each SNP (couple of sequences) has a unique id, here 3.</text:span></text:p>
        </text:list-item>
        <text:list-item>
          <text:p text:style-name="P36"><text:soft-page-break/><text:span text:style-name="T12">high/low</text:span><text:span text:style-name="T15">: sequence complexity. If the sequece if of low complexity (</text:span><text:span text:style-name="T12">e.g. </text:span><text:span text:style-name="T15">ATATATATATATATAT) this variable would be </text:span><text:span text:style-name="T12">low</text:span></text:p>
        </text:list-item>
        <text:list-item>
          <text:p text:style-name="P37">left_unitig_length: size of the full left extension. Here 86</text:p>
        </text:list-item>
        <text:list-item>
          <text:p text:style-name="P37">right_unitig_length: size of the right extension. Here 261</text:p>
        </text:list-item>
        <text:list-item>
          <text:p text:style-name="P37">left_contig_length: size of the full left extension. Here 169</text:p>
        </text:list-item>
        <text:list-item>
          <text:p text:style-name="P37">right_contig_length: size of the right extension. Here 764</text:p>
        </text:list-item>
        <text:list-item>
          <text:p text:style-name="P37">C1: number of reads mapping the central upper case sequence from the first read set</text:p>
        </text:list-item>
        <text:list-item>
          <text:p text:style-name="P37">C2: number of reads mapping the central upper case sequence from the second read set</text:p>
        </text:list-item>
        <text:list-item>
          <text:p text:style-name="P37">C3 [if input data were at least 3 read sets]: <text:s/>number of reads mapping the central upper case sequence from the third read set</text:p>
        </text:list-item>
        <text:list-item>
          <text:p text:style-name="P37">C4, C5, ...</text:p>
        </text:list-item>
        <text:list-item>
          <text:p text:style-name="P37">Q1 [if reads were given in fastq]: average phred quality of the central nucleotide (here A or T) from the mapped reads from the first read set.</text:p>
        </text:list-item>
        <text:list-item>
          <text:p text:style-name="P37">Q2 [if reads were given in fastq]: average phred quality of the central nucleotide (here A or T) from the mapped reads from the second read set.</text:p>
        </text:list-item>
        <text:list-item>
          <text:p text:style-name="P37">Q3 [if the data were at least 3 fastq read sets]: average phred quality of the central nucleotide (here A or T) from the mapped reads from the third read set.</text:p>
        </text:list-item>
        <text:list-item>
          <text:p text:style-name="P37">Q4, Q5, …</text:p>
        </text:list-item>
        <text:list-item>
          <text:p text:style-name="P37">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span text:style-name="T18">(from version 2.1.1.3)</text:span></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47" text:outline-level="2">Output Analyze</text:h>
      <text:list xml:id="list1114858781278445032" text:style-name="L7">
        <text:list-item>
          <text:p text:style-name="P38"><text:span text:style-name="T19">From a fasta format to a csv format: </text:span><text:span text:style-name="T20">If you wish to analyze the results in a tabulated format: </text:span></text:p>
          <text:list>
            <text:list-item>
              <text:p text:style-name="P39"># python output_analyses/discoSnp++_to_csv.py discoSnp++_output.fa </text:p>
            </text:list-item>
            <text:list-item>
              <text:p text:style-name="P40">will output a .csv tabulated file containing on each line the content of 4 lines of the .fa, replacing the '|' character by comma ',' and removing the CX_</text:p>
            </text:list-item>
            <text:list-item>
              <text:p text:style-name="P40">example with previously used SNP example:</text:p>
            </text:list-item>
          </text:list>
        </text:list-item>
      </text:list>
      <text:p text:style-name="P12"><text:span text:style-name="T20"><text:tab/> <text:s text:c="5"/>python output_analyses/discoSnp++_to_csv.py </text:span><text:span text:style-name="T27">discoRes_..._coherent.fa</text:span></text:p>
      <text:list xml:id="list156211180" text:continue-numbering="true" text:style-name="L7">
        <text:list-item>
          <text:list>
            <text:list-header>
              <text:p text:style-name="P41">&gt;SNP_higher_path_3,high,left_unitig_length_86,right_unitig_length_261,0,134,rank_1.00000,<text:span text:style-name="T12">[fasta_sequence1]</text:span>,&gt;SNP_lower_path_3,high,left_unitig_length_86,right_unitig_length_261,124,0,rank_1.00000,<text:span text:style-name="T12">[fasta_sequence2]</text:span></text:p>
            </text:list-header>
          </text:list>
        </text:list-item>
        <text:list-item>
          <text:p text:style-name="P42"><text:span text:style-name="T23">Genotyping the results</text:span><text:span text:style-name="T22">: If you wish to genotype your results:</text:span></text:p>
          <text:list>
            <text:list-item>
              <text:p text:style-name="P38"><text:soft-page-break/><text:span text:style-name="T20">#</text:span><text:span text:style-name="T21">python output_analyses/discoSnp++_to_genotypes.py discoRes_..._coherent.fa threshold_value</text:span></text:p>
            </text:list-item>
            <text:list-item>
              <text:p text:style-name="P40">will output a file containing on each line the “genotypes” of a SNP. <text:s/>For each input data set it indicates if the SNP is:</text:p>
              <text:list>
                <text:list-item>
                  <text:p text:style-name="P42"><text:span text:style-name="T22">heterozygous ALT1 path (coverage ALT1 &gt;= threshold and ALT2 &lt; threshold): </text:span><text:span text:style-name="T23">1</text:span></text:p>
                </text:list-item>
                <text:list-item>
                  <text:p text:style-name="P42"><text:span text:style-name="T22">heterozygous ALT2 path (coverage ALT1 &lt; threshold and ALT2 &gt;= threshold): </text:span><text:span text:style-name="T23">-1</text:span></text:p>
                </text:list-item>
                <text:list-item>
                  <text:p text:style-name="P42"><text:span text:style-name="T22">homozygous (coverage ALT1 &gt;= threshold and ALT2 &gt;= threshold):</text:span><text:span text:style-name="T23"> 2</text:span></text:p>
                </text:list-item>
                <text:list-item>
                  <text:p text:style-name="P42"><text:span text:style-name="T22">absent (coverage ALT1 &lt; threshold and ALT2 &lt; threshold):</text:span><text:span text:style-name="T23"> 0</text:span></text:p>
                </text:list-item>
              </text:list>
            </text:list-item>
            <text:list-item>
              <text:p text:style-name="P40">then it outputs the central sequence of length 2k-1 replacing the central position by ALT1/ALT2</text:p>
            </text:list-item>
            <text:list-item>
              <text:p text:style-name="P40">example with previously used SNP example and threshold 20:</text:p>
            </text:list-item>
          </text:list>
        </text:list-item>
      </text:list>
      <text:p text:style-name="P18"><text:span text:style-name="T7">python .output_analyses/discoSnp++_to_genotypes.py </text:span><text:span text:style-name="T6">discoRes_..._coherent.fa</text:span><text:span text:style-name="T7"> 20</text:span></text:p>
      <text:list xml:id="list1668612958" text:continue-numbering="true" text:style-name="L7">
        <text:list-item>
          <text:list>
            <text:list-header>
              <text:p text:style-name="P43">GENOTYPES_SNP_3_THRESHOLD_20 -1 1 CAAGTGCACTTCCACAGAGCGCGGTAGAGAG/CTCATCCACCCGGCAGCTCTGTAATAGGGAC</text:p>
              <text:p text:style-name="P43">GENOTYPES_SNP_2_THRESHOLD_20 -1 1 ACTAATAGGGCCGGGCTACATGTTAACTACT/AAGGCTATAACCTATTGATGACCCGGTCCAT</text:p>
              <text:p text:style-name="P44">GENOTYPES_SNP_1_THRESHOLD_20 1 -1 GCAGCGCAACAACGCAACAGCTCGAGGTGTT/ACTTCGCAGAGAAACCGCACGTCCAGTTCTA</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1-09T10:23:47</dc:date>
    <meta:editing-duration>P3DT17H21M40S</meta:editing-duration>
    <meta:editing-cycles>245</meta:editing-cycles>
    <meta:generator>OpenOffice/4.0.1$Unix OpenOffice.org_project/401m5$Build-9714</meta:generator>
    <dc:creator>Pierre Peterlongo</dc:creator>
    <meta:document-statistic meta:table-count="0" meta:image-count="0" meta:object-count="0" meta:page-count="5" meta:paragraph-count="109" meta:word-count="1381" meta:character-count="11498"/>
  </office:meta>
</office:document-meta>
</file>